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67607" officeooo:paragraph-rsid="00167607"/>
    </style:style>
    <style:style style:name="P2" style:family="paragraph" style:parent-style-name="Heading_20_2">
      <style:text-properties officeooo:rsid="00173304" officeooo:paragraph-rsid="00173304"/>
    </style:style>
    <style:style style:name="P3" style:family="paragraph" style:parent-style-name="Text_20_body">
      <style:text-properties officeooo:paragraph-rsid="00167607"/>
    </style:style>
    <style:style style:name="P4" style:family="paragraph" style:parent-style-name="Text_20_body">
      <style:text-properties officeooo:paragraph-rsid="00173304"/>
    </style:style>
    <style:style style:name="T1" style:family="text">
      <style:text-properties officeooo:rsid="00167607"/>
    </style:style>
    <style:style style:name="T2" style:family="text">
      <style:text-properties officeooo:rsid="001733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decent report</text:h>
      <text:h text:style-name="Heading_20_3" text:outline-level="3">Part 1:</text:h>
      <text:p text:style-name="P3"><text:tab/><text:span text:style-name="T1">One possible explanation for the website’s connection timeout error message is that a threat actor is sending a SYN flood attack, causing the logs to show a large number of SYN requests. From the SYN flood attack.</text:span></text:p>
      <text:p text:style-name="P3"/>
      <text:h text:style-name="Heading_20_3" text:outline-level="3">Part 2:</text:h>
      <text:p text:style-name="P3"><text:tab/><text:span text:style-name="T1">When the website visitors establish a connection with the web server, there is a three way handshake that occurs using the TCP protocol. Which the reviver and the precipitant agree to the communication, but there seems to be third device sniffing packets, a smurf attack. The sender agrees on the transfer, going to the threat after posing as the destination, then then they agree on the transfer to the real destination.</text:span></text:p>
      <text:p text:style-name="P3"/>
      <text:p text:style-name="P3"><text:tab/><text:span text:style-name="T1">When a threat actor sends packets that are too large to a machine above 64KB, it can slow down communications and render the network unusable, also known as a SYN flood attack. The logs indicate this by the abnormally large number of SYN requests to the destination</text:span></text:p>
      <text:p text:style-name="P3"/>
      <text:h text:style-name="Heading_20_4" text:outline-level="4"><text:span text:style-name="T1">I</text:span>dentify attack</text:h>
      <text:p text:style-name="P3"><text:tab/><text:span text:style-name="T1">What I understand about network attacks is that many things are used, which the simplest being a DoS and a DDoS attack. The type of attack is a form of DSoS attack because from my packet sniffing, there are may source IP’s, between small intervals of times just fractions of a second apart, to go more in depth this could be a Smurf Attack because it seems a threat actor is sniffing the packets, and flooding with those packets posing as the sender. The reason why this is a DDoS attack is because that there are many source IP’s, which a DoS attack will only include one scource IP. The reason why a connection timeout error is occurring is because there are so many packet that are too large being sent to the the network, which the network has to sift though all that information, taking forever to eventually get to you. Which there is a timer set up to prevent a certain type of attack where an actor pretends to have a slow connection, which this backfires preventing the real users from accessing the server. <text:s/></text:span></text:p>
      <text:p text:style-name="P3"/>
      <text:h text:style-name="Heading_20_2" text:outline-level="2"/>
      <text:p text:style-name="Text_20_body"/>
      <text:p text:style-name="Text_20_body"/>
      <text:h text:style-name="P2" text:outline-level="2"><text:soft-page-break/>How the malfunction is occurring </text:h>
      <text:p text:style-name="P4"><text:tab/><text:span text:style-name="T2">The attack is a DDoS attack, which is a from of IP spoofing known a smurf attack, which is also a fro,m of SYN flooding. The symptoms are a slow connection with timed out requests. It effects the organizations network because there is more packets being sent to the network than wanted, causing the network to have to sift through all that information, eventually getting to you, but which a timeout error occurs, so the website is still inaccessible. Potential communiques is destroying availability for our network, which is a medium level risk which can lose the organization money. Potential ways to fix this is to limit IP’s from accessing the network too many times in a short time frame, if too many requests from that IP occur, then blocking the IP for an hour should fix the issue. Also stop traffic from that IP if the data packet size is above 64KB, in the firewall.</text:span></text:p>
      <text:p text:style-name="P3"/>
      <text:p text:style-name="P3"><text:s/></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5T08:53:26.218038737</meta:creation-date>
    <dc:date>2024-10-25T09:19:59.595683566</dc:date>
    <meta:editing-duration>PT8M43S</meta:editing-duration>
    <meta:editing-cycles>1</meta:editing-cycles>
    <meta:document-statistic meta:table-count="0" meta:image-count="0" meta:object-count="0" meta:page-count="2" meta:paragraph-count="11" meta:word-count="510" meta:character-count="2877" meta:non-whitespace-character-count="2368"/>
    <meta:generator>LibreOffice/24.2.6.2$Linux_X86_64 LibreOffice_project/420$Build-2</meta:generator>
  </office:meta>
</office:document-meta>
</file>